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**drv_uart.asm** <text:s/></text:p>
      <text:p text:style-name="P1">### **Driver UART Avançado para 16C554 (16 MHz) no 68000** <text:s/></text:p>
      <text:p text:style-name="P1">```assembly</text:p>
      <text:p text:style-name="P1">; ========================================================</text:p>
      <text:p text:style-name="P1">; **drv_uart.asm** <text:s/></text:p>
      <text:p text:style-name="P1">; Driver avançado para comunicação serial com 16C554 <text:s/></text:p>
      <text:p text:style-name="P1">; Features:</text:p>
      <text:p text:style-name="P1">; <text:s text:c="2"/>- Rotinas básicas (cin, cout, couts)</text:p>
      <text:p text:style-name="P1">; <text:s text:c="2"/>- printf() com suporte a %d, %x, %s</text:p>
      <text:p text:style-name="P1">; <text:s text:c="2"/>- Buffer de recepção por interrupção</text:p>
      <text:p text:style-name="P1">; <text:s text:c="2"/>- scanf() melhorado</text:p>
      <text:p text:style-name="P1">; ========================================================</text:p>
      <text:p text:style-name="P1"/>
      <text:p text:style-name="P1">; --- Definições de Hardware ---</text:p>
      <text:p text:style-name="P1">UART_BASE <text:s text:c="4"/>EQU <text:s text:c="2"/>$00F00000 <text:s text:c="6"/>; Endereço base da UART</text:p>
      <text:p text:style-name="P1">UART_RHR <text:s text:c="5"/>EQU <text:s text:c="2"/>0 <text:s text:c="14"/>; Receive Holding Register</text:p>
      <text:p text:style-name="P1">UART_THR <text:s text:c="5"/>EQU <text:s text:c="2"/>0 <text:s text:c="14"/>; Transmit Holding Register</text:p>
      <text:p text:style-name="P1">UART_IER <text:s text:c="5"/>EQU <text:s text:c="2"/>1 <text:s text:c="14"/>; Interrupt Enable Register</text:p>
      <text:p text:style-name="P1">UART_IIR <text:s text:c="5"/>EQU <text:s text:c="2"/>2 <text:s text:c="14"/>; Interrupt ID Register</text:p>
      <text:p text:style-name="P1">UART_FCR <text:s text:c="5"/>EQU <text:s text:c="2"/>2 <text:s text:c="14"/>; FIFO Control Register</text:p>
      <text:p text:style-name="P1">UART_LCR <text:s text:c="5"/>EQU <text:s text:c="2"/>3 <text:s text:c="14"/>; Line Control Register</text:p>
      <text:p text:style-name="P1">UART_MCR <text:s text:c="5"/>EQU <text:s text:c="2"/>4 <text:s text:c="14"/>; Modem Control Register</text:p>
      <text:p text:style-name="P1">UART_LSR <text:s text:c="5"/>EQU <text:s text:c="2"/>5 <text:s text:c="14"/>; Line Status Register</text:p>
      <text:p text:style-name="P1">UART_DLL <text:s text:c="5"/>EQU <text:s text:c="2"/>0 <text:s text:c="14"/>; Divisor Latch Low</text:p>
      <text:p text:style-name="P1">UART_DLM <text:s text:c="5"/>EQU <text:s text:c="2"/>1 <text:s text:c="14"/>; Divisor Latch High</text:p>
      <text:p text:style-name="P1"/>
      <text:p text:style-name="P1">; --- Configuração de Interrupção ---</text:p>
      <text:p text:style-name="P1">IRQ_LEVEL <text:s text:c="4"/>EQU <text:s text:c="2"/>2 <text:s text:c="14"/>; Nível da IRQ (ajuste conforme seu sistema)</text:p>
      <text:p text:style-name="P1">BUFFER_SIZE <text:s text:c="2"/>EQU <text:s text:c="2"/>256 <text:s text:c="12"/>; Tamanho do buffer circular</text:p>
      <text:p text:style-name="P1"/>
      <text:p text:style-name="P1">; --- Variáveis em RAM ---</text:p>
      <text:p text:style-name="P1"><text:s text:c="4"/>SECTION .bss</text:p>
      <text:p text:style-name="P1">rx_buffer: <text:s text:c="3"/>DS.B <text:s/>BUFFER_SIZE <text:s text:c="4"/>; Buffer circular de recepção</text:p>
      <text:p text:style-name="P1">rx_head: <text:s text:c="5"/>DS.L <text:s/>1 <text:s text:c="14"/>; Ponteiro de escrita</text:p>
      <text:p text:style-name="P1">rx_tail: <text:s text:c="5"/>DS.L <text:s/>1 <text:s text:c="14"/>; Ponteiro de leitura</text:p>
      <text:p text:style-name="P1">rx_count: <text:s text:c="4"/>DS.W <text:s/>1 <text:s text:c="14"/>; Contador de bytes no buffer</text:p>
      <text:p text:style-name="P1"/>
      <text:p text:style-name="P1">; --- Código ---</text:p>
      <text:p text:style-name="P1"><text:s text:c="4"/>SECTION .text</text:p>
      <text:p text:style-name="P1"/>
      <text:p text:style-name="P1">; ========================================================</text:p>
      <text:p text:style-name="P1">; **ser_init()** <text:s/></text:p>
      <text:p text:style-name="P1">; Inicializa UART com interrupção de recepção habilitada</text:p>
      <text:p text:style-name="P1">; ========================================================</text:p>
      <text:p text:style-name="P1">ser_init:</text:p>
      <text:p text:style-name="P1"><text:s text:c="4"/>MOVEA.L <text:s/>#UART_BASE, A0</text:p>
      <text:p text:style-name="P1"><text:s text:c="4"/></text:p>
      <text:p text:style-name="P1"><text:s text:c="4"/>; Configura baud rate (115200)</text:p>
      <text:p text:style-name="P1"><text:s text:c="4"/>MOVE.B <text:s text:c="2"/>#0x80, UART_LCR(A0) <text:s text:c="2"/>; Habilita acesso a DLL/DLM</text:p>
      <text:p text:style-name="P1"><text:s text:c="4"/>MOVE.B <text:s text:c="2"/>#8, UART_DLL(A0) <text:s text:c="5"/>; 115200 bps @ 16MHz</text:p>
      <text:p text:style-name="P1"><text:s text:c="4"/>MOVE.B <text:s text:c="2"/>#0, UART_DLM(A0)</text:p>
      <text:p text:style-name="P1"><text:s text:c="4"/></text:p>
      <text:p text:style-name="P1"><text:s text:c="4"/>; 8N1, desabilita acesso a DLL</text:p>
      <text:p text:style-name="P1"><text:s text:c="4"/>MOVE.B <text:s text:c="2"/>#0x03, UART_LCR(A0)</text:p>
      <text:p text:style-name="P1"><text:s text:c="4"/></text:p>
      <text:p text:style-name="P1"><text:s text:c="4"/>; Habilita FIFO e clear buffers</text:p>
      <text:p text:style-name="P1"><text:s text:c="4"/>MOVE.B <text:s text:c="2"/>#0x07, UART_FCR(A0)</text:p>
      <text:p text:style-name="P1"><text:s text:c="4"/></text:p>
      <text:p text:style-name="P1"><text:s text:c="4"/>; Habilita interrupção de recepção</text:p>
      <text:p text:style-name="P1"><text:soft-page-break/><text:s text:c="4"/>MOVE.B <text:s text:c="2"/>#0x01, UART_IER(A0)</text:p>
      <text:p text:style-name="P1"><text:s text:c="4"/></text:p>
      <text:p text:style-name="P1"><text:s text:c="4"/>; Inicializa buffer circular</text:p>
      <text:p text:style-name="P1"><text:s text:c="4"/>CLR.L <text:s text:c="3"/>rx_head</text:p>
      <text:p text:style-name="P1"><text:s text:c="4"/>CLR.L <text:s text:c="3"/>rx_tail</text:p>
      <text:p text:style-name="P1"><text:s text:c="4"/>CLR.W <text:s text:c="3"/>rx_count</text:p>
      <text:p text:style-name="P1"><text:s text:c="4"/></text:p>
      <text:p text:style-name="P1"><text:s text:c="4"/>; Configura vetor de interrupção (depende do sistema)</text:p>
      <text:p text:style-name="P1"><text:s text:c="4"/>; (Aqui você precisa configurar seu vetor de IRQ)</text:p>
      <text:p text:style-name="P1"><text:s text:c="4"/>; MOVE.L <text:s text:c="2"/>#uart_isr, IRQ2_VECTOR</text:p>
      <text:p text:style-name="P1"><text:s text:c="4"/></text:p>
      <text:p text:style-name="P1"><text:s text:c="4"/>RTS</text:p>
      <text:p text:style-name="P1"/>
      <text:p text:style-name="P1">; ========================================================</text:p>
      <text:p text:style-name="P1">; **Rotina de Interrupção (ISR)** <text:s/></text:p>
      <text:p text:style-name="P1">; Manipula recepção de dados e armazena no buffer circular</text:p>
      <text:p text:style-name="P1">; ========================================================</text:p>
      <text:p text:style-name="P1">uart_isr:</text:p>
      <text:p text:style-name="P1"><text:s text:c="4"/>MOVEM.L <text:s/>D0-D1/A0-A1, -(SP)</text:p>
      <text:p text:style-name="P1"><text:s text:c="4"/></text:p>
      <text:p text:style-name="P1"><text:s text:c="4"/>MOVEA.L <text:s/>#UART_BASE, A0</text:p>
      <text:p text:style-name="P1"><text:s text:c="4"/>MOVEA.L <text:s/>#rx_buffer, A1</text:p>
      <text:p text:style-name="P1"><text:s text:c="4"/>MOVE.L <text:s text:c="2"/>rx_head, D0</text:p>
      <text:p text:style-name="P1"><text:s text:c="4"/></text:p>
      <text:p text:style-name="P1">.isr_loop:</text:p>
      <text:p text:style-name="P1"><text:s text:c="4"/>; Verifica se há dados disponíveis</text:p>
      <text:p text:style-name="P1"><text:s text:c="4"/>BTST <text:s text:c="4"/>#0, UART_LSR(A0)</text:p>
      <text:p text:style-name="P1"><text:s text:c="4"/>BEQ.S <text:s text:c="3"/>.isr_end</text:p>
      <text:p text:style-name="P1"><text:s text:c="4"/></text:p>
      <text:p text:style-name="P1"><text:s text:c="4"/>; Lê dado e armazena no buffer</text:p>
      <text:p text:style-name="P1"><text:s text:c="4"/>MOVE.B <text:s text:c="2"/>UART_RHR(A0), (A1,D0.L)</text:p>
      <text:p text:style-name="P1"><text:s text:c="4"/>ADDQ.L <text:s text:c="2"/>#1, D0</text:p>
      <text:p text:style-name="P1"><text:s text:c="4"/>CMPI.L <text:s text:c="2"/>#BUFFER_SIZE, D0</text:p>
      <text:p text:style-name="P1"><text:s text:c="4"/>BLO.S <text:s text:c="3"/>.no_wrap</text:p>
      <text:p text:style-name="P1"><text:s text:c="4"/>CLR.L <text:s text:c="3"/>D0</text:p>
      <text:p text:style-name="P1">.no_wrap:</text:p>
      <text:p text:style-name="P1"><text:s text:c="4"/>; Atualiza head e count</text:p>
      <text:p text:style-name="P1"><text:s text:c="4"/>MOVE.L <text:s text:c="2"/>D0, rx_head</text:p>
      <text:p text:style-name="P1"><text:s text:c="4"/>ADDQ.W <text:s text:c="2"/>#1, rx_count</text:p>
      <text:p text:style-name="P1"><text:s text:c="4"/></text:p>
      <text:p text:style-name="P1"><text:s text:c="4"/>BRA.S <text:s text:c="3"/>.isr_loop</text:p>
      <text:p text:style-name="P1"><text:s text:c="4"/></text:p>
      <text:p text:style-name="P1">.isr_end:</text:p>
      <text:p text:style-name="P1"><text:s text:c="4"/>MOVEM.L <text:s/>(SP)+, D0-D1/A0-A1</text:p>
      <text:p text:style-name="P1"><text:s text:c="4"/>RTE</text:p>
      <text:p text:style-name="P1"/>
      <text:p text:style-name="P1">; ========================================================</text:p>
      <text:p text:style-name="P1">; **cin()** <text:s/></text:p>
      <text:p text:style-name="P1">; Leitura não-bloqueante com buffer circular</text:p>
      <text:p text:style-name="P1">; Saída: Z=1 se não há dado, D0.B=caractere se Z=0</text:p>
      <text:p text:style-name="P1">; ========================================================</text:p>
      <text:p text:style-name="P1">cin:</text:p>
      <text:p text:style-name="P1"><text:s text:c="4"/>TST.W <text:s text:c="3"/>rx_count</text:p>
      <text:p text:style-name="P1"><text:s text:c="4"/>BEQ.S <text:s text:c="3"/>.no_data</text:p>
      <text:p text:style-name="P1"><text:s text:c="4"/></text:p>
      <text:p text:style-name="P1"><text:s text:c="4"/>MOVEA.L <text:s/>#rx_buffer, A0</text:p>
      <text:p text:style-name="P1"><text:s text:c="4"/>MOVE.L <text:s text:c="2"/>rx_tail, D0</text:p>
      <text:p text:style-name="P1"><text:s text:c="4"/>MOVE.B <text:s text:c="2"/>(A0,D0.L), D0</text:p>
      <text:p text:style-name="P1"><text:s text:c="4"/></text:p>
      <text:p text:style-name="P1"><text:s text:c="4"/>; Atualiza tail e count</text:p>
      <text:p text:style-name="P1"><text:soft-page-break/><text:s text:c="4"/>ADDQ.L <text:s text:c="2"/>#1, rx_tail</text:p>
      <text:p text:style-name="P1"><text:s text:c="4"/>CMPI.L <text:s text:c="2"/>#BUFFER_SIZE, rx_tail</text:p>
      <text:p text:style-name="P1"><text:s text:c="4"/>BLO.S <text:s text:c="3"/>.no_wrap</text:p>
      <text:p text:style-name="P1"><text:s text:c="4"/>CLR.L <text:s text:c="3"/>rx_tail</text:p>
      <text:p text:style-name="P1">.no_wrap:</text:p>
      <text:p text:style-name="P1"><text:s text:c="4"/>SUBQ.W <text:s text:c="2"/>#1, rx_count</text:p>
      <text:p text:style-name="P1"><text:s text:c="4"/></text:p>
      <text:p text:style-name="P1"><text:s text:c="4"/>ANDI.B <text:s text:c="2"/>#$FF, D0 <text:s text:c="13"/>; Clear Z flag</text:p>
      <text:p text:style-name="P1"><text:s text:c="4"/>RTS</text:p>
      <text:p text:style-name="P1"><text:s text:c="4"/></text:p>
      <text:p text:style-name="P1">.no_data:</text:p>
      <text:p text:style-name="P1"><text:s text:c="4"/>MOVEQ <text:s text:c="3"/>#0, D0 <text:s text:c="15"/>; Set Z flag</text:p>
      <text:p text:style-name="P1"><text:s text:c="4"/>RTS</text:p>
      <text:p text:style-name="P1"/>
      <text:p text:style-name="P1">; ========================================================</text:p>
      <text:p text:style-name="P1">; **cout() e couts()** <text:s/></text:p>
      <text:p text:style-name="P1">; (Mesma implementação anterior)</text:p>
      <text:p text:style-name="P1">; ========================================================</text:p>
      <text:p text:style-name="P1">; ... (código idêntico ao anterior para cout/couts)</text:p>
      <text:p text:style-name="P1"/>
      <text:p text:style-name="P1">; ========================================================</text:p>
      <text:p text:style-name="P1">; **printf() avançado** <text:s/></text:p>
      <text:p text:style-name="P1">; Suporta: %d (decimal), %x (hex), %s (string), %c (char)</text:p>
      <text:p text:style-name="P1">; Entrada: A0 = string formatada, outros parâmetros na pilha</text:p>
      <text:p text:style-name="P1">; ========================================================</text:p>
      <text:p text:style-name="P1">printf:</text:p>
      <text:p text:style-name="P1"><text:s text:c="4"/>MOVEM.L <text:s/>D0-D2/A0-A1, -(SP)</text:p>
      <text:p text:style-name="P1"><text:s text:c="4"/>LEA <text:s text:c="5"/>20(SP), A1 <text:s text:c="11"/>; A1 aponta para parâmetros</text:p>
      <text:p text:style-name="P1"><text:s text:c="4"/></text:p>
      <text:p text:style-name="P1">.loop:</text:p>
      <text:p text:style-name="P1"><text:s text:c="4"/>MOVE.B <text:s text:c="2"/>(A0)+, D0</text:p>
      <text:p text:style-name="P1"><text:s text:c="4"/>BEQ <text:s text:c="5"/>.end</text:p>
      <text:p text:style-name="P1"><text:s text:c="4"/></text:p>
      <text:p text:style-name="P1"><text:s text:c="4"/>CMPI.B <text:s text:c="2"/>#'%', D0</text:p>
      <text:p text:style-name="P1"><text:s text:c="4"/>BEQ <text:s text:c="5"/>.format</text:p>
      <text:p text:style-name="P1"><text:s text:c="4"/></text:p>
      <text:p text:style-name="P1"><text:s text:c="4"/>; Caractere normal</text:p>
      <text:p text:style-name="P1"><text:s text:c="4"/>JSR <text:s text:c="5"/>cout</text:p>
      <text:p text:style-name="P1"><text:s text:c="4"/>BRA <text:s text:c="5"/>.loop</text:p>
      <text:p text:style-name="P1"><text:s text:c="4"/></text:p>
      <text:p text:style-name="P1">.format:</text:p>
      <text:p text:style-name="P1"><text:s text:c="4"/>MOVE.B <text:s text:c="2"/>(A0)+, D0 <text:s text:c="12"/>; Pega especificador</text:p>
      <text:p text:style-name="P1"><text:s text:c="4"/>CMPI.B <text:s text:c="2"/>#'d', D0</text:p>
      <text:p text:style-name="P1"><text:s text:c="4"/>BEQ <text:s text:c="5"/>.print_dec</text:p>
      <text:p text:style-name="P1"><text:s text:c="4"/>CMPI.B <text:s text:c="2"/>#'x', D0</text:p>
      <text:p text:style-name="P1"><text:s text:c="4"/>BEQ <text:s text:c="5"/>.print_hex</text:p>
      <text:p text:style-name="P1"><text:s text:c="4"/>CMPI.B <text:s text:c="2"/>#'s', D0</text:p>
      <text:p text:style-name="P1"><text:s text:c="4"/>BEQ <text:s text:c="5"/>.print_str</text:p>
      <text:p text:style-name="P1"><text:s text:c="4"/>CMPI.B <text:s text:c="2"/>#'c', D0</text:p>
      <text:p text:style-name="P1"><text:s text:c="4"/>BEQ <text:s text:c="5"/>.print_char</text:p>
      <text:p text:style-name="P1"><text:s text:c="4"/></text:p>
      <text:p text:style-name="P1"><text:s text:c="4"/>; % desconhecido - imprime como está</text:p>
      <text:p text:style-name="P1"><text:s text:c="4"/>MOVE.B <text:s text:c="2"/>#'%', D0</text:p>
      <text:p text:style-name="P1"><text:s text:c="4"/>JSR <text:s text:c="5"/>cout</text:p>
      <text:p text:style-name="P1"><text:s text:c="4"/>MOVE.B <text:s text:c="2"/>-1(A0), D0</text:p>
      <text:p text:style-name="P1"><text:s text:c="4"/>JSR <text:s text:c="5"/>cout</text:p>
      <text:p text:style-name="P1"><text:s text:c="4"/>BRA <text:s text:c="5"/>.loop</text:p>
      <text:p text:style-name="P1"/>
      <text:p text:style-name="P1">.print_dec:</text:p>
      <text:p text:style-name="P1"><text:s text:c="4"/>MOVE.L <text:s text:c="2"/>(A1)+, D1 <text:s text:c="12"/>; Pega número da pilha</text:p>
      <text:p text:style-name="P1"><text:soft-page-break/><text:s text:c="4"/>BGE.S <text:s text:c="3"/>.pos_dec</text:p>
      <text:p text:style-name="P1"><text:s text:c="4"/>MOVE.B <text:s text:c="2"/>#'-', D0 <text:s text:c="13"/>; Número negativo</text:p>
      <text:p text:style-name="P1"><text:s text:c="4"/>JSR <text:s text:c="5"/>cout</text:p>
      <text:p text:style-name="P1"><text:s text:c="4"/>NEG.L <text:s text:c="3"/>D1</text:p>
      <text:p text:style-name="P1">.pos_dec:</text:p>
      <text:p text:style-name="P1"><text:s text:c="4"/>JSR <text:s text:c="5"/>print_uint32</text:p>
      <text:p text:style-name="P1"><text:s text:c="4"/>BRA <text:s text:c="5"/>.loop</text:p>
      <text:p text:style-name="P1"/>
      <text:p text:style-name="P1">.print_hex:</text:p>
      <text:p text:style-name="P1"><text:s text:c="4"/>MOVE.L <text:s text:c="2"/>(A1)+, D1 <text:s text:c="12"/>; Pega número da pilha</text:p>
      <text:p text:style-name="P1"><text:s text:c="4"/>JSR <text:s text:c="5"/>print_hex32</text:p>
      <text:p text:style-name="P1"><text:s text:c="4"/>BRA <text:s text:c="5"/>.loop</text:p>
      <text:p text:style-name="P1"/>
      <text:p text:style-name="P1">.print_str:</text:p>
      <text:p text:style-name="P1"><text:s text:c="4"/>MOVEA.L <text:s/>(A1)+, A2 <text:s text:c="12"/>; Pega ponteiro da string</text:p>
      <text:p text:style-name="P1"><text:s text:c="4"/>JSR <text:s text:c="5"/>couts</text:p>
      <text:p text:style-name="P1"><text:s text:c="4"/>BRA <text:s text:c="5"/>.loop</text:p>
      <text:p text:style-name="P1"/>
      <text:p text:style-name="P1">.print_char:</text:p>
      <text:p text:style-name="P1"><text:s text:c="4"/>MOVE.B <text:s text:c="2"/>(A1)+, D0 <text:s text:c="12"/>; Pega caractere</text:p>
      <text:p text:style-name="P1"><text:s text:c="4"/>JSR <text:s text:c="5"/>cout</text:p>
      <text:p text:style-name="P1"><text:s text:c="4"/>BRA <text:s text:c="5"/>.loop</text:p>
      <text:p text:style-name="P1"/>
      <text:p text:style-name="P1">.end:</text:p>
      <text:p text:style-name="P1"><text:s text:c="4"/>MOVEM.L <text:s/>(SP)+, D0-D2/A0-A1</text:p>
      <text:p text:style-name="P1"><text:s text:c="4"/>RTS</text:p>
      <text:p text:style-name="P1"/>
      <text:p text:style-name="P1">; --- Sub-rotinas auxiliares para printf ---</text:p>
      <text:p text:style-name="P1">print_uint32: <text:s text:c="21"/>; Imprime D1.L como decimal</text:p>
      <text:p text:style-name="P1"><text:s text:c="4"/>; ... (implementação similar à anterior)</text:p>
      <text:p text:style-name="P1"><text:s text:c="4"/></text:p>
      <text:p text:style-name="P1">print_hex32: <text:s text:c="22"/>; Imprime D1.L como hexadecimal</text:p>
      <text:p text:style-name="P1"><text:s text:c="4"/>; ... (implementação similar à anterior)</text:p>
      <text:p text:style-name="P1"/>
      <text:p text:style-name="P1">; ========================================================</text:p>
      <text:p text:style-name="P1">; **Exemplo de uso** <text:s/></text:p>
      <text:p text:style-name="P1">; ========================================================</text:p>
      <text:p text:style-name="P1">main:</text:p>
      <text:p text:style-name="P1"><text:s text:c="4"/>JSR <text:s text:c="5"/>ser_init</text:p>
      <text:p text:style-name="P1"><text:s text:c="4"/></text:p>
      <text:p text:style-name="P1"><text:s text:c="4"/>; Exemplo printf</text:p>
      <text:p text:style-name="P1"><text:s text:c="4"/>PEA <text:s text:c="5"/>1234</text:p>
      <text:p text:style-name="P1"><text:s text:c="4"/>PEA <text:s text:c="5"/>test_str</text:p>
      <text:p text:style-name="P1"><text:s text:c="4"/>LEA <text:s text:c="5"/>fmt_str, A0</text:p>
      <text:p text:style-name="P1"><text:s text:c="4"/>JSR <text:s text:c="5"/>printf</text:p>
      <text:p text:style-name="P1"><text:s text:c="4"/>ADDQ.L <text:s text:c="2"/>#8, SP <text:s text:c="15"/>; Limpa parâmetros</text:p>
      <text:p text:style-name="P1"><text:s text:c="4"/></text:p>
      <text:p text:style-name="P1"><text:s text:c="4"/>; Exemplo scanf com buffer</text:p>
      <text:p text:style-name="P1"><text:s text:c="4"/>LEA <text:s text:c="5"/>input_buf, A0</text:p>
      <text:p text:style-name="P1"><text:s text:c="4"/>MOVE.W <text:s text:c="2"/>#64, D0</text:p>
      <text:p text:style-name="P1"><text:s text:c="4"/>JSR <text:s text:c="5"/>scanf</text:p>
      <text:p text:style-name="P1"><text:s text:c="4"/></text:p>
      <text:p text:style-name="P1"><text:s text:c="4"/>BRA <text:s text:c="5"/>*</text:p>
      <text:p text:style-name="P1"/>
      <text:p text:style-name="P1">; --- Dados ---</text:p>
      <text:p text:style-name="P1">fmt_str: <text:s text:c="3"/>DC.B "Teste: %s, Num=%d, Hex=%x",13,10,0</text:p>
      <text:p text:style-name="P1">test_str: <text:s text:c="2"/>DC.B "Hello 68000!",0</text:p>
      <text:p text:style-name="P1">input_buf: <text:s/>DS.B 64</text:p>
      <text:p text:style-name="P1">```</text:p>
      <text:p text:style-name="P1"/>
      <text:p text:style-name="P1"><text:soft-page-break/>---</text:p>
      <text:p text:style-name="P1"/>
      <text:p text:style-name="P1">### **🔧 Principais Melhorias:**</text:p>
      <text:p text:style-name="P1"/>
      <text:p text:style-name="P1">1. **Buffer Circular por Interrupção:**</text:p>
      <text:p text:style-name="P1"><text:s text:c="3"/>- Dados recebidos são armazenados automaticamente via IRQ</text:p>
      <text:p text:style-name="P1"><text:s text:c="3"/>- `cin()` não-bloqueante verifica o buffer</text:p>
      <text:p text:style-name="P1"/>
      <text:p text:style-name="P1">2. **printf() Avançado:**</text:p>
      <text:p text:style-name="P1"><text:s text:c="3"/>- Suporte a `%d` (decimal), `%x` (hex), `%s` (string), `%c` (char)</text:p>
      <text:p text:style-name="P1"><text:s text:c="3"/>- Parâmetros passados pela pilha (padrão C)</text:p>
      <text:p text:style-name="P1"/>
      <text:p text:style-name="P1">3. **Eficiência:**</text:p>
      <text:p text:style-name="P1"><text:s text:c="3"/>- FIFO da UART habilitado</text:p>
      <text:p text:style-name="P1"><text:s text:c="3"/>- Buffer de 256 bytes para recepção</text:p>
      <text:p text:style-name="P1"/>
      <text:p text:style-name="P1">---</text:p>
      <text:p text:style-name="P1"/>
      <text:p text:style-name="P1">### **⚙️ Como Usar:**</text:p>
      <text:p text:style-name="P1"/>
      <text:p text:style-name="P1">```assembly</text:p>
      <text:p text:style-name="P1">; Exemplo 1: Debug com printf</text:p>
      <text:p text:style-name="P1">PEA <text:s text:c="5"/>0xDEADBEEF <text:s text:c="8"/>; Push parâmetro 1 (hex)</text:p>
      <text:p text:style-name="P1">PEA <text:s text:c="5"/>hello_str <text:s text:c="9"/>; Push parâmetro 2 (string)</text:p>
      <text:p text:style-name="P1">LEA <text:s text:c="5"/>debug_fmt, A0 <text:s text:c="5"/>; String de formato</text:p>
      <text:p text:style-name="P1">JSR <text:s text:c="5"/>printf</text:p>
      <text:p text:style-name="P1">ADDQ.L <text:s text:c="2"/>#8, SP <text:s text:c="12"/>; Limpa 2 parâmetros</text:p>
      <text:p text:style-name="P1"/>
      <text:p text:style-name="P1">debug_fmt: DC.B "Erro %x em %s",13,10,0</text:p>
      <text:p text:style-name="P1">hello_str: DC.B "mod_serial",0</text:p>
      <text:p text:style-name="P1"/>
      <text:p text:style-name="P1">; Exemplo 2: Leitura assíncrona</text:p>
      <text:p text:style-name="P1">loop:</text:p>
      <text:p text:style-name="P1"><text:s text:c="4"/>JSR <text:s text:c="5"/>cin</text:p>
      <text:p text:style-name="P1"><text:s text:c="4"/>BEQ.S <text:s text:c="3"/>loop <text:s text:c="11"/>; Espera dado</text:p>
      <text:p text:style-name="P1"><text:s text:c="4"/>; Processa caractere em D0.B</text:p>
      <text:p text:style-name="P1">```</text:p>
      <text:p text:style-name="P1"/>
      <text:p text:style-name="P1">---</text:p>
      <text:p text:style-name="P1"/>
      <text:p text:style-name="P1">### **📌 Próximos Passos:**</text:p>
      <text:p text:style-name="P1">1. Implementar **timeout no scanf()**</text:p>
      <text:p text:style-name="P1">2. Adicionar suporte a **%f (ponto flutuante)**</text:p>
      <text:p text:style-name="P1">3. Otimizar **print_uint32** com divisão rápida</text:p>
      <text:p text:style-name="P1"/>
      <text:p text:style-name="P1">Quer que eu detalhe mais alguma parte? 🚀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13:44:13.204802976</meta:creation-date>
    <dc:date>2025-07-22T13:44:37.338126141</dc:date>
    <meta:editing-duration>PT25S</meta:editing-duration>
    <meta:editing-cycles>1</meta:editing-cycles>
    <meta:document-statistic meta:table-count="0" meta:image-count="0" meta:object-count="0" meta:page-count="5" meta:paragraph-count="255" meta:word-count="909" meta:character-count="7504" meta:non-whitespace-character-count="5372"/>
    <meta:generator>LibreOffice/24.2.7.2$Linux_X86_64 LibreOffice_project/420$Build-2</meta:generator>
  </office:meta>
</office:document-meta>
</file>